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Liberation Serif" fo:font-size="12pt" fo:language="en" fo:country="US" fo:font-weight="normal"/>
    </style:style>
    <style:style style:name="P2" style:family="paragraph" style:parent-style-name="Heading_20_1">
      <style:paragraph-properties fo:text-align="justify" style:justify-single-word="false"/>
      <style:text-properties fo:language="en" fo:country="US"/>
    </style:style>
    <style:style style:name="P3" style:family="paragraph" style:parent-style-name="Normal">
      <style:paragraph-properties fo:text-align="justify" style:justify-single-word="false" fo:padding-left="0.0291in" fo:padding-right="0.0291in" fo:padding-top="0.0291in" fo:padding-bottom="0in" fo:border-left="none" fo:border-right="none" fo:border-top="none" fo:border-bottom="0.99pt solid #000000"/>
      <style:text-properties fo:language="en" fo:country="US"/>
    </style:style>
    <style:style style:name="P4" style:family="paragraph" style:parent-style-name="Normal">
      <style:paragraph-properties fo:text-align="justify" style:justify-single-word="false"/>
      <style:text-properties fo:language="en" fo:country="US"/>
    </style:style>
    <style:style style:name="P5" style:family="paragraph" style:parent-style-name="Heading_20_3">
      <style:paragraph-properties fo:text-align="justify" style:justify-single-word="false"/>
      <style:text-properties fo:language="en" fo:country="US"/>
    </style:style>
    <style:style style:name="P6" style:family="paragraph" style:parent-style-name="Heading_20_3">
      <style:paragraph-properties fo:text-align="justify" style:justify-single-word="false"/>
      <style:text-properties fo:color="#000000" fo:language="en" fo:country="US"/>
    </style:style>
    <style:style style:name="P7" style:family="paragraph" style:parent-style-name="Preformatted_20_Text">
      <style:text-properties fo:language="en" fo:country="US"/>
    </style:style>
    <style:style style:name="P8" style:family="paragraph" style:parent-style-name="Standard" style:list-style-name="L1">
      <style:paragraph-properties fo:margin-left="0.5in" fo:margin-right="0in" fo:margin-top="0in" fo:margin-bottom="0.0835in" fo:text-align="justify" style:justify-single-word="false" fo:text-indent="0in" style:auto-text-indent="false" style:writing-mode="lr-tb"/>
      <style:text-properties style:font-name="DejaVu Sans Mono" fo:font-size="10pt" fo:language="en" fo:country="US"/>
    </style:style>
    <style:style style:name="P9" style:family="paragraph" style:parent-style-name="Normal">
      <style:paragraph-properties fo:text-align="justify" style:justify-single-word="false"/>
      <style:text-properties fo:language="en" fo:country="US"/>
    </style:style>
    <style:style style:name="T1" style:family="text">
      <style:text-properties fo:font-variant="normal" fo:text-transform="none" fo:color="#000000" fo:font-weight="normal"/>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SEP #128: New function nanreglin()</text:p>
        <text:p text:style-name="P3"/>
        <text:p text:style-name="P4"/>
        <text:p text:style-name="P4">Version: 1.0</text:p>
        <text:p text:style-name="P4">Author: Paul Bignier</text:p>
        <text:p text:style-name="P4">Review: </text:p>
        <text:p text:style-name="P4">Commented: </text:p>
        <text:p text:style-name="P4">State: Prototype</text:p>
        <text:p text:style-name="P4">Scilab-Version: 5.5.0</text:p>
        <text:p text:style-name="P4">Created: Feb. 25th 2014</text:p>
        <text:p text:style-name="P3"/>
        <text:p text:style-name="P4"/>
        <text:p text:style-name="P5">Abstract</text:p>
        <text:p text:style-name="P4">This SEP describes features proposed through a new function nanreglin(). nanreglin() mainly aims to provide NaN support for reglin().</text:p>
        <text:p text:style-name="P4"/>
        <text:p text:style-name="P5">Rationale</text:p>
        <text:p text:style-name="P4">nanreglin() calls reglin() on each line of y, ignoring the NaNs, and reconstructs the outputs 'a' and 'b'. However, the calculation of the of the standard deviation 'sig' is not possible anymore because it requires computation of the residual matrix, whose number of columns vary following the number of NaNs on each line of y.</text:p>
        <text:p text:style-name="P4"/>
        <text:p text:style-name="P4">For instance: </text:p>
        <text:p text:style-name="P4"><text:s text:c="4"/>x = 1:3;</text:p>
        <text:p text:style-name="P4"><text:s text:c="4"/>rand("seed", 0);</text:p>
        <text:p text:style-name="P4"><text:s text:c="4"/>y = 50*rand(2, 3);</text:p>
        <text:p text:style-name="P4"><text:s text:c="4"/>[a b] = nanreglin(x, y);</text:p>
        <text:p text:style-name="P4"><text:s text:c="4"/>residual = a*x+repmat(b,1,3)-y</text:p>
        <text:p text:style-name="P4"><text:s text:c="4"/>sig2 = residual*residual'/3;</text:p>
        <text:p text:style-name="P4"><text:s text:c="4"/>sig = sqrtm(sig2);</text:p>
        <text:p text:style-name="P4"/>
        <text:p text:style-name="P4">But if y(2, 2) = %nan, then 'residual' cannot be computed and neither can 'sig'.</text:p>
        <text:p text:style-name="P4"/>
        <text:p text:style-name="P4">Related bug: http://bugzilla.scilab.org/show_bug.cgi?id=13208</text:p>
        <text:p text:style-name="P4"/>
        <text:p text:style-name="P6">Calling Sequences</text:p>
        <text:p text:style-name="Preformatted_20_Text"><text:s text:c="4"/>[a, b] = nanreglin(x, y)</text:p>
        <text:p text:style-name="Preformatted_20_Text"/>
        <text:p text:style-name="Heading_20_3">Examples</text:p>
        <text:p text:style-name="Normal">// In the following example, both problems represent two straight lines:</text:p>
        <text:p text:style-name="Normal">// one goes from (0,0) to (10,10) and the other one goes from (0,20) to (10,30).</text:p>
        <text:p text:style-name="Normal">// reglin and nanreglin find the same values because all the points are aligned and the NaNs have been ignored.</text:p>
        <text:p text:style-name="Preformatted_20_Text">subplot(211)</text:p>
        <text:p text:style-name="Preformatted_20_Text">x = 0:10;</text:p>
        <text:p text:style-name="Preformatted_20_Text"><text:soft-page-break/>y = 20:30;</text:p>
        <text:p text:style-name="Preformatted_20_Text">[a1, b1] = reglin(x, [x ; y]);</text:p>
        <text:p text:style-name="Preformatted_20_Text">plot(x', (a1*x+repmat(b1,1,11))', "red")</text:p>
        <text:p text:style-name="Preformatted_20_Text"/>
        <text:p text:style-name="Preformatted_20_Text">subplot(212)</text:p>
        <text:p text:style-name="Preformatted_20_Text">y2 = y;</text:p>
        <text:p text:style-name="Preformatted_20_Text">y2(2:10) = %nan; // Leaving y2(1) and y2(11) unchanged.</text:p>
        <text:p text:style-name="Preformatted_20_Text">[a2, b2] = nanreglin(x, [x ; y2])</text:p>
        <text:p text:style-name="Preformatted_20_Text">plot(x', (a2*x+repmat(b2,1,11))', "blue")</text:p>
        <text:p text:style-name="Preformatted_20_Text"/>
        <text:p text:style-name="Standard"/>
        <text:p text:style-name="Normal">// Now both problems represent one straight line (reglin(x, x)) from (0,0) to (2,2),</text:p>
        <text:p text:style-name="Normal">// but while the second argument of the first problem (reglin(x, y)) represents</text:p>
        <text:p text:style-name="Normal">// a flat line (with equation y = 1), the second argument of the second problem</text:p>
        <text:p text:style-name="Normal">// (reglin(x, y2)) ignores the central point of y (set to %nan) so the flat line</text:p>
        <text:p text:style-name="Normal">// now has equation y = 0, because the two remaining points are (0,0) and (2,0).</text:p>
        <text:p text:style-name="Preformatted_20_Text">subplot(211)</text:p>
        <text:p text:style-name="Preformatted_20_Text">x = 0:2;</text:p>
        <text:p text:style-name="Preformatted_20_Text">y = [0 3 0];</text:p>
        <text:p text:style-name="Preformatted_20_Text">[a1, b1] = reglin(x, [x ; y]);</text:p>
        <text:p text:style-name="Preformatted_20_Text">plot(x', (a1*x+repmat(b1,1,3))', "red")</text:p>
        <text:p text:style-name="Preformatted_20_Text"/>
        <text:p text:style-name="Preformatted_20_Text">subplot(212)</text:p>
        <text:p text:style-name="Preformatted_20_Text">y2 = y;</text:p>
        <text:p text:style-name="Preformatted_20_Text">y2(2) = %nan; // y2 = [0 %nan 0];</text:p>
        <text:p text:style-name="Preformatted_20_Text">[a2, b2] = nanreglin(x, [x ; y2]);</text:p>
        <text:p text:style-name="Preformatted_20_Text">plot(x', (a2*x+repmat(b2,1,3))', "blue")</text:p>
        <text:p text:style-name="P7"/>
        <text:p text:style-name="P5">Changelog</text:p>
        <text:list xml:id="list2067223292" text:style-name="L1">
          <text:list-header>
            <text:p text:style-name="P8">1.0 – Paul Bignier - Initial version<text:span text:style-name="T1"><text:tab/></text:span></text:p>
          </text:list-header>
        </text:list>
        <text:p text:style-name="P5">Copyright</text:p>
        <text:p text:style-name="P1"><text:tab/>This document has been placed under the license CeCILL-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Text_20_body" style:display-name="Text body" style:family="paragraph" style:parent-style-name="Normal" style:class="text">
      <style:paragraph-properties fo:margin-top="0in" fo:margin-bottom="0.0835in"/>
    </style:style>
    <style:style style:name="List_20_Contents" style:display-name="List Contents" style:family="paragraph" style:parent-style-name="Normal" style:class="html">
      <style:paragraph-properties fo:margin="100%" fo:margin-left="0.3937in" fo:margin-right="0in" fo:margin-top="0in" fo:margin-bottom="0in" fo:text-indent="0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Nimbus Sans L" fo:font-size="14pt"/>
    </style:style>
    <style:style style:name="Caption" style:family="paragraph" style:parent-style-name="Normal" style:class="extra">
      <style:paragraph-properties fo:margin-top="0.0835in" fo:margin-bottom="0.0835in"/>
      <style:text-properties fo:font-size="12pt" fo:font-style="italic"/>
    </style:style>
    <style:style style:name="Preformatted_20_Text" style:display-name="Preformatted Text" style:family="paragraph" style:parent-style-name="Normal" style:class="html">
      <style:paragraph-properties fo:margin-top="0in" fo:margin-bottom="0in"/>
      <style:text-properties style:font-name="DejaVu Sans Mono"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eletype_5f_text_5f_text_5f_text_5f_text_5f_text_5f_text_5f_text" style:display-name="Teletype_text_text_text_text_text_text_text" style:family="text">
      <style:text-properties style:font-name="DejaVu Sans Mono"/>
    </style:style>
    <style:style style:name="Bullet_20_Symbols_5f_text_5f_text_5f_text_5f_text_5f_text_5f_text_5f_text_5f_text_5f_text_5f_text_5f_text_5f_text_5f_text_5f_text_5f_text_5f_text_5f_text" style:display-name="Bullet Symbols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_5f_text_5f_text_5f_text_5f_text_5f_text" style:display-name="Bullet Symbols_text_text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 style:display-name="Bullet Symbols_text_text_text_text_text_text_text_text_text_text_text_text_text_text" style:family="text">
      <style:text-properties style:font-name="OpenSymbol"/>
    </style:style>
    <style:style style:name="Bullet_20_Symbols_5f_text_5f_text_5f_text_5f_text_5f_text_5f_text_5f_text_5f_text_5f_text_5f_text_5f_text_5f_text" style:display-name="Bullet Symbols_text_text_text_text_text_text_text_text_text_text_text_text" style:family="text">
      <style:text-properties style:font-name="OpenSymbol"/>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size="9pt"/>
    </style:style>
    <style:style style:name="Source_20_Text_5f_text_5f_text_5f_text_5f_text_5f_text_5f_text_5f_text_5f_text_5f_text_5f_text_5f_text_5f_text_5f_text_5f_text" style:display-name="Source Text_text_text_text_text_text_text_text_text_text_text_text_text_text_text" style:family="text">
      <style:text-properties style:font-name="Courier New"/>
    </style:style>
    <style:style style:name="Source_20_Text_5f_text_5f_text_5f_text_5f_text_5f_text_5f_text_5f_text_5f_text_5f_text_5f_text_5f_text_5f_text" style:display-name="Source Text_text_text_text_text_text_text_text_text_text_text_text_text" style:family="text">
      <style:text-properties style:font-name="Courier New"/>
    </style:style>
    <style:style style:name="Teletype_5f_text_5f_text_5f_text_5f_text_5f_text_5f_text_5f_text_5f_text_5f_text_5f_text_5f_text_5f_text_5f_text_5f_text_5f_text_5f_text_5f_text_5f_text_5f_text" style:display-name="Teletype_text_text_text_text_text_text_text_text_text_text_text_text_text_text_text_text_text_text_text" style:family="text">
      <style:text-properties style:font-name="DejaVu Sans Mono"/>
    </style:style>
    <style:style style:name="Teletype_5f_text_5f_text_5f_text_5f_text_5f_text_5f_text_5f_text_5f_text_5f_text_5f_text_5f_text_5f_text_5f_text_5f_text_5f_text_5f_text_5f_text" style:display-name="Teletype_text_text_text_text_text_text_text_text_text_text_text_text_text_text_text_text_text" style:family="text">
      <style:text-properties style:font-name="DejaVu Sans Mono"/>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Pierre MARECHAL</meta:initial-creator>
    <dc:creator>Paul Bignier</dc:creator>
    <meta:creation-date>2008-07-09T13:39:08</meta:creation-date>
    <dc:date>2014-02-25T17:48:03</dc:date>
    <meta:editing-duration>PT2H33M23S</meta:editing-duration>
    <meta:editing-cycles>53</meta:editing-cycles>
    <dc:description>Author: Samuel GOUGEON -- 2013</dc:description>
    <meta:keyword>Scilab</meta:keyword>
    <meta:keyword>proposal</meta:keyword>
    <meta:keyword>unwrap</meta:keyword>
    <dc:subject>Definition of features of a new unwrap() function</dc:subject>
    <dc:title>Scilan Enhancement Proposal (SEP): unwrap() function</dc:title>
    <meta:document-statistic meta:table-count="0" meta:image-count="0" meta:object-count="0" meta:page-count="2" meta:paragraph-count="57" meta:word-count="369" meta:character-count="2253" meta:non-whitespace-character-count="1904"/>
  </office:meta>
</office:document-meta>
</file>